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9d4f7" officeooo:paragraph-rsid="0019d4f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d4f7" officeooo:paragraph-rsid="0019d4f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3834" officeooo:paragraph-rsid="001f383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34b5" officeooo:paragraph-rsid="002034b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dc54" officeooo:paragraph-rsid="0020dc5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12116" officeooo:paragraph-rsid="0021211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5c8c6" style:font-name="Droid Sans Mono" fo:font-size="8.39999961853027pt" fo:font-weight="normal" officeooo:rsid="0020dc54" officeooo:paragraph-rsid="0020dc54" fo:background-color="#1e1e1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8.39999961853027pt" officeooo:rsid="0020dc54" officeooo:paragraph-rsid="0020dc54" style:font-size-asian="10.5pt" style:font-size-complex="12pt"/>
    </style:style>
    <style:style style:name="T1" style:family="text">
      <style:text-properties officeooo:rsid="001cdeef"/>
    </style:style>
    <style:style style:name="T2" style:family="text">
      <style:text-properties officeooo:rsid="001ed998"/>
    </style:style>
    <style:style style:name="T3" style:family="text">
      <style:text-properties fo:color="#9a9b99" style:font-name="Droid Sans Mono" fo:font-weight="normal" fo:background-color="#1e1e1e" loext:char-shading-value="0"/>
    </style:style>
    <style:style style:name="T4" style:family="text">
      <style:text-properties fo:color="#d0b344"/>
    </style:style>
    <style:style style:name="T5" style:family="text">
      <style:text-properties fo:color="#676867"/>
    </style:style>
    <style:style style:name="T6" style:family="text">
      <style:text-properties fo:color="#6089b4"/>
    </style:style>
    <style:style style:name="T7" style:family="text">
      <style:text-properties fo:color="#9872a2"/>
    </style:style>
    <style:style style:name="T8" style:family="text">
      <style:text-properties fo:color="#ce6700"/>
    </style:style>
    <style:style style:name="T9" style:family="text">
      <style:text-properties fo:color="#c74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JS</text:p>
      <text:p text:style-name="P2"/>
      <text:p text:style-name="P2">Es una librería de javascript para crear interfaces de usuario para aplicaciones web, desarrollada por facebook, corre en el cliente y te permite ordenar tu proyecto por medio de componentes. Este tiene una gran cantidad de herramientas y librerias asi como soporte. Los componentes ayudan a tener organizada y separada la web al igual que un componente puede contener otro de estos mismos. <text:span text:style-name="T1">Usamos skeleton como framework css y normalize </text:span><text:span text:style-name="T2">se encarga de que skeleton se adapte a los distintos navegadores.</text:span></text:p>
      <text:p text:style-name="P3">Function Header({title}) {</text:p>
      <text:p text:style-name="P3"><text:tab/>return (</text:p>
      <text:p text:style-name="P3"><text:tab/><text:tab/>&lt;h1&gt;{title}&lt;/h1&gt;</text:p>
      <text:p text:style-name="P3"><text:tab/>)</text:p>
      <text:p text:style-name="P3">}</text:p>
      <text:p text:style-name="P3"/>
      <text:p text:style-name="P3">OR</text:p>
      <text:p text:style-name="P3"/>
      <text:p text:style-name="P3">const Header = ({title}) =&gt; (&lt;h1&gt;{title}&lt;/h1&gt;)</text:p>
      <text:p text:style-name="P2"/>
      <text:p text:style-name="P3">Es lo mismo solo que en la segunda forma de definir no podremos usar codigo de javascript ya que no contamos con las llaves pero el return esta explicito y podemos ahorrar lineas de codigo si no necesitamos usar js</text:p>
      <text:p text:style-name="P3"/>
      <text:p text:style-name="P4">Paleta de colores del proyecto = <text:a xlink:type="simple" xlink:href="https://paletasdecolores.com/paleta-de-colores-1696/" text:style-name="Internet_20_link" text:visited-style-name="Visited_20_Internet_20_Link">https://paletasdecolores.com/paleta-de-colores-1696/</text:a></text:p>
      <text:p text:style-name="P5"/>
      <text:p text:style-name="P5">El state de react se encarga de cambiar el estado de un componente, siempre de padre a hijo, la forma de definirlo es:</text:p>
      <text:p text:style-name="P5"><text:tab/> const [cantidad, guardarCantidad] = useState(0)</text:p>
      <text:p text:style-name="P5">la cantidad es el estado inicial, guardar cantidad es donde guardaremos el estado y entre los parentesis del useState ponemos el valor inicial.</text:p>
      <text:p text:style-name="P5">En este caso le pasamos una funcion que este pendiente al cambio(onChange) donde el usuario insertara la cantidad de dinero que quiere pedir y lo guardamos en el estado</text:p>
      <text:p text:style-name="P5">onchange={(e) =&gt; {guardarCantidad( parseInt(e.target.value) )}}</text:p>
      <text:p text:style-name="P6">Intentar no tener componentes de +100 lineas es buena practica en react</text:p>
      <text:p text:style-name="P7"><text:span text:style-name="T4"/></text:p>
      <text:p text:style-name="P5"/>
      <text:p text:style-name="P5"/>
      <text:p text:style-name="P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46:49.976882868</meta:creation-date>
    <dc:date>2020-11-27T15:09:08.999418679</dc:date>
    <meta:editing-duration>PT3H30M4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241" meta:character-count="1525" meta:non-whitespace-character-count="1295"/>
  </office:meta>
</office:document-meta>
</file>